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32" style:family="table-column">
      <style:table-column-properties fo:break-before="auto" style:column-width="6.361cm"/>
    </style:style>
    <style:style style:name="co33" style:family="table-column">
      <style:table-column-properties fo:break-before="auto" style:column-width="0.028cm"/>
    </style:style>
    <style:style style:name="co34" style:family="table-column">
      <style:table-column-properties fo:break-before="auto" style:column-width="1.575cm"/>
    </style:style>
    <style:style style:name="co35" style:family="table-column">
      <style:table-column-properties fo:break-before="auto" style:column-width="0.788cm"/>
    </style:style>
    <style:style style:name="co36" style:family="table-column">
      <style:table-column-properties fo:break-before="auto" style:column-width="12.129cm"/>
    </style:style>
    <style:style style:name="co37" style:family="table-column">
      <style:table-column-properties fo:break-before="auto" style:column-width="3.18cm"/>
    </style:style>
    <style:style style:name="co38" style:family="table-column">
      <style:table-column-properties fo:break-before="auto" style:column-width="1.154cm"/>
    </style:style>
    <style:style style:name="co39" style:family="table-column">
      <style:table-column-properties fo:break-before="auto" style:column-width="1.942cm"/>
    </style:style>
    <style:style style:name="co40" style:family="table-column">
      <style:table-column-properties fo:break-before="auto" style:column-width="9.765cm"/>
    </style:style>
    <style:style style:name="co41" style:family="table-column">
      <style:table-column-properties fo:break-before="auto" style:column-width="9.513cm"/>
    </style:style>
    <style:style style:name="co42" style:family="table-column">
      <style:table-column-properties fo:break-before="auto" style:column-width="16.069cm"/>
    </style:style>
    <style:style style:name="co43" style:family="table-column">
      <style:table-column-properties fo:break-before="auto" style:column-width="4.249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6.276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2.241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44" style:family="table-column">
      <style:table-column-properties fo:break-before="auto" style:column-width="0.73cm"/>
    </style:style>
    <style:style style:name="co45" style:family="table-column">
      <style:table-column-properties fo:break-before="auto" style:column-width="0.76cm"/>
    </style:style>
    <style:style style:name="co46" style:family="table-column">
      <style:table-column-properties fo:break-before="auto" style:column-width="2.103cm"/>
    </style:style>
    <style:style style:name="co47" style:family="table-column">
      <style:table-column-properties fo:break-before="auto" style:column-width="2.279cm"/>
    </style:style>
    <style:style style:name="co48" style:family="table-column">
      <style:table-column-properties fo:break-before="auto" style:column-width="7.936cm"/>
    </style:style>
    <style:style style:name="co49" style:family="table-column">
      <style:table-column-properties fo:break-before="auto" style:column-width="4.10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7" style:family="table" style:master-page-name="PageStyle_5f_Plan_20_de_20_Trabajo_20_Inicial">
      <style:table-properties table:display="true" style:writing-mode="lr-tb"/>
    </style:style>
    <style:style style:name="ta3" style:family="table" style:master-page-name="PageStyle_5f_Comentarios_20_de_20_Emilio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8" style:family="table" style:master-page-name="PageStyle_5f_Definiciones">
      <style:table-properties table:display="true" style:writing-mode="lr-tb"/>
    </style:style>
    <style:style style:name="ta9" style:family="table" style:master-page-name="PageStyle_5f_Gantt">
      <style:table-properties table:display="true" style:writing-mode="lr-tb"/>
    </style:style>
    <style:style style:name="ta10" style:family="table" style:master-page-name="PageStyle_5f_Plan_20_de_20_Trabajo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6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3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3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transparent"/>
    </style:style>
    <style:style style:name="ce36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42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43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fo:background-color="#f2f2f2" style:diagonal-bl-tr="none" style:diagonal-tl-br="none" fo:border="0.035cm solid #a6a6a6" style:rotation-align="none"/>
    </style:style>
    <style:style style:name="ce46" style:family="table-cell" style:parent-style-name="Excel_20_Built-in_20_Normal">
      <style:table-cell-properties fo:background-color="#f2f2f2"/>
    </style:style>
    <style:style style:name="ce47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ackground-color="#99ccff" style:diagonal-bl-tr="none" style:diagonal-tl-br="none" fo:border="0.035cm solid #a6a6a6" style:rotation-align="none"/>
    </style:style>
    <style:style style:name="ce49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fo:border-bottom="0.035cm solid #a6a6a6" fo:background-color="#f2f2f2" style:diagonal-bl-tr="none" style:diagonal-tl-br="none" fo:border-left="0.035cm solid #a6a6a6" fo:border-right="none" style:rotation-align="none" fo:border-top="0.035cm solid #a6a6a6"/>
    </style:style>
    <style:style style:name="ce51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52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54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55" style:family="table-cell" style:parent-style-name="Excel_20_Built-in_20_Normal">
      <style:table-cell-properties fo:border-bottom="0.035cm solid #a6a6a6" fo:background-color="#f2f2f2" style:diagonal-bl-tr="none" style:diagonal-tl-br="none" fo:border-left="none" fo:border-right="0.035cm solid #a6a6a6" style:rotation-align="none" fo:border-top="0.035cm solid #a6a6a6"/>
    </style:style>
    <style:style style:name="ce56" style:family="table-cell" style:parent-style-name="Excel_20_Built-in_20_Normal">
      <style:table-cell-properties fo:background-color="#83caff" style:diagonal-bl-tr="none" style:diagonal-tl-br="none" fo:border="0.035cm solid #a6a6a6" style:rotation-align="none"/>
    </style:style>
    <style:style style:name="ce57" style:family="table-cell" style:parent-style-name="Excel_20_Built-in_20_Normal">
      <style:table-cell-properties fo:background-color="#ffff00" style:diagonal-bl-tr="none" style:diagonal-tl-br="none" fo:border="0.035cm solid #a6a6a6" style:rotation-align="none"/>
    </style:style>
    <style:style style:name="ce58" style:family="table-cell" style:parent-style-name="Excel_20_Built-in_20_Normal">
      <style:table-cell-properties fo:background-color="#83caff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1" style:family="table-cell" style:parent-style-name="Excel_20_Built-in_20_Normal">
      <style:text-properties fo:font-weight="bold" style:font-weight-asian="bold" style:font-weight-complex="bold"/>
    </style:style>
    <style:style style:name="ce62" style:family="table-cell" style:parent-style-name="Excel_20_Built-in_20_Normal">
      <style:table-cell-properties fo:background-color="#ffff00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7" table:print="false">
        <office:forms form:automatic-focus="false" form:apply-design-mode="false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visibility="collapse" table:default-cell-style-name="ce2"/>
        <table:table-column table:style-name="co37" table:visibility="collapse" table:default-cell-style-name="ce2"/>
        <table:table-column table:style-name="co38" table:visibility="collapse" table:default-cell-style-name="ce2"/>
        <table:table-column table:style-name="co39" table:default-cell-style-name="ce3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number-columns-repeated="1013" table:default-cell-style-name="ce2"/>
        <table:table-row table:style-name="ro4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29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5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32" office:value-type="string">
            <text:p>* Definir conceptos/Mapeo de conceptos contra PeopleSoft</text:p>
          </table:table-cell>
          <table:table-cell table:style-name="ce32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34" office:value-type="string">
            <text:p>Configurable por Pantalla</text:p>
          </table:table-cell>
          <table:table-cell table:style-name="ce34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26" office:value-type="float" office:value="1.1">
            <text:p>1.1</text:p>
          </table:table-cell>
          <table:table-cell table:style-name="ce26" office:value-type="string">
            <text:p>Mapeo de conceptos</text:p>
          </table:table-cell>
          <table:table-cell table:style-name="ce26" office:value-type="string">
            <text:p>Pantalla</text:p>
          </table:table-cell>
          <table:table-cell table:style-name="ce26"/>
          <table:table-cell table:style-name="ce30" office:value-type="string">
            <text:p>5.2.</text:p>
          </table:table-cell>
          <table:table-cell table:style-name="ce32" office:value-type="string">
            <text:p>* Definir conceptos/Mapeo de conceptos contra PeopleSoft</text:p>
          </table:table-cell>
          <table:table-cell table:style-name="ce32" office:value-type="string">
            <text:p>* ABC de Conceptos en ASN</text:p>
          </table:table-cell>
          <table:table-cell table:style-name="ce34" office:value-type="string">
            <text:p>Configurable por Pantalla</text:p>
          </table:table-cell>
          <table:table-cell table:style-name="ce34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28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32" office:value-type="string">
            <text:p>* Definir estructura de Conceptos (BD), </text:p>
          </table:table-cell>
          <table:table-cell table:style-name="ce32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34" office:value-type="string">
            <text:p>Seguridad Concepto/Perfil Solic.</text:p>
            <text:p>Seguridad Concepto/Perfil Autorizador.</text:p>
          </table:table-cell>
          <table:table-cell table:style-name="ce34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32" office:value-type="string">
            <text:p>* Identificar estructura organizacional en CCMS</text:p>
          </table:table-cell>
          <table:table-cell table:style-name="ce32" office:value-type="string">
            <text:p>* Definir Estructura Organizacional en en CCMS (País, Ciudad, Site, Cliente, Programa, <text:span text:style-name="T2">Cluster</text:span><text:span text:style-name="T4">)</text:span></text:p>
          </table:table-cell>
          <table:table-cell table:style-name="ce34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32" office:value-type="string">
            <text:p>* ABC de Flujos de autorización</text:p>
          </table:table-cell>
          <table:table-cell table:style-name="ce32" office:value-type="string">
            <text:p>* ¿Configuración de Montos/%/Unidades es otra dimensión?</text:p>
          </table:table-cell>
          <table:table-cell table:style-name="ce34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32" office:value-type="string">
            <text:p>* ABC Motivos de Solicitud</text:p>
          </table:table-cell>
          <table:table-cell table:style-name="ce32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34" office:value-type="string">
            <text:p>Catálogo local de Motivos</text:p>
          </table:table-cell>
          <table:table-cell table:style-name="ce34"/>
          <table:table-cell table:number-columns-repeated="1012"/>
        </table:table-row>
        <table:table-row table:style-name="ro4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26" office:value-type="float" office:value="5.1">
            <text:p>5.1</text:p>
          </table:table-cell>
          <table:table-cell table:style-name="ce26" office:value-type="string">
            <text:p>ABC y desactivación de conceptos de nómina por país</text:p>
          </table:table-cell>
          <table:table-cell table:style-name="ce26" office:value-type="string">
            <text:p>Pantalla</text:p>
          </table:table-cell>
          <table:table-cell table:style-name="ce26"/>
          <table:table-cell table:style-name="ce30" office:value-type="string">
            <text:p>5.3.6</text:p>
          </table:table-cell>
          <table:table-cell table:style-name="ce32" office:value-type="string">
            <text:p>* Proceso de activar/desactivar conceptos</text:p>
          </table:table-cell>
          <table:table-cell table:style-name="ce32" office:value-type="string">
            <text:p>* ABC de Conceptos en ASN</text:p>
          </table:table-cell>
          <table:table-cell table:style-name="ce34" table:number-columns-repeated="2"/>
          <table:table-cell table:number-columns-repeated="1012"/>
        </table:table-row>
        <table:table-row table:style-name="ro4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32" office:value-type="string">
            <text:p>* Definición de Rol Coordinador por Site</text:p>
          </table:table-cell>
          <table:table-cell table:style-name="ce32" office:value-type="string">
            <text:p>* ABC Seguridad Roles</text:p>
          </table:table-cell>
          <table:table-cell table:style-name="ce34" office:value-type="string">
            <text:p>Rol Payroll Manager/Payroll Coordinator/</text:p>
          </table:table-cell>
          <table:table-cell table:style-name="ce34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32" office:value-type="string">
            <text:p>* Autorización de Formato de Solicitud</text:p>
          </table:table-cell>
          <table:table-cell table:style-name="ce32" office:value-type="string">
            <text:p>* ABC de Solicitudes</text:p>
            <text:p>* Revisar dimensión de captura (Horas/Días) (No aplica)</text:p>
          </table:table-cell>
          <table:table-cell table:style-name="ce34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32" office:value-type="string">
            <text:p>* Definir repositorios, estructura de documentación de solicitudes.</text:p>
          </table:table-cell>
          <table:table-cell table:style-name="ce32" office:value-type="string">
            <text:p>* Se requiere definición de carga de documentos a Solicitud.</text:p>
          </table:table-cell>
          <table:table-cell table:style-name="ce34" office:value-type="string">
            <text:p>Definir ubicación de doctos.</text:p>
            <text:p>PDFs (Pendiente análisis de correos)</text:p>
          </table:table-cell>
          <table:table-cell table:style-name="ce34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32" office:value-type="string">
            <text:p>* Revisar proceso manual de carga para replicar la carga masiva de solicitudes.</text:p>
          </table:table-cell>
          <table:table-cell table:style-name="ce32" office:value-type="string">
            <text:p>* Se requiere identificar la interfase actual de archivos de Excel con PeopleSoft para identificar reuso de interfase (y Responsable)</text:p>
          </table:table-cell>
          <table:table-cell table:style-name="ce34" office:value-type="string">
            <text:p>Calcular Jefe Inmediato</text:p>
            <text:p>Identificar Reuso de Interfase (Revisar Sistemas)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32" office:value-type="string">
            <text:p>* Confirmar el análisis del Flujo de Autorización según documento "Estatus Solicitudes de Nómina.pptx"</text:p>
          </table:table-cell>
          <table:table-cell table:style-name="ce32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34" office:value-type="string">
            <text:p>Catálogo de Temporizador por Conceptos</text:p>
            <text:p>Estatus adicional (Cierre Automatico/Cierre por Nómina)</text:p>
          </table:table-cell>
          <table:table-cell table:style-name="ce34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32" office:value-type="string">
            <text:p>* ABC de Nóminas ()</text:p>
          </table:table-cell>
          <table:table-cell table:style-name="ce32" office:value-type="string">
            <text:p>* ¿Las solicitudes pueden ser para los diversos tipos de Nómina?</text:p>
            <text:p>* ABC de Nóminas</text:p>
          </table:table-cell>
          <table:table-cell table:style-name="ce34" office:value-type="string">
            <text:p>Revisar alcance/Tipos de Nómina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32" office:value-type="string">
            <text:p>* Pantalla de Estatus de Solicitud/Edición por Solicitante/Autorizador</text:p>
          </table:table-cell>
          <table:table-cell table:style-name="ce32" office:value-type="string">
            <text:p>* Pantalla de Mtto de Solicitudes Capturadas/Por Autorizar/Para Perfil</text:p>
          </table:table-cell>
          <table:table-cell table:style-name="ce34" office:value-type="string">
            <text:p>Resumen de Autorización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4</text:p>
          </table:table-cell>
          <table:table-cell table:style-name="ce27" office:value-type="float" office:value="13">
            <text:p>13</text:p>
          </table:table-cell>
          <table:table-cell table:style-name="ce27" office:value-type="string">
            <text:p>ABC de períodos</text:p>
          </table:table-cell>
          <table:table-cell table:style-name="ce27" office:value-type="string">
            <text:p>Pantalla</text:p>
          </table:table-cell>
          <table:table-cell table:style-name="ce27"/>
          <table:table-cell table:style-name="ce31" office:value-type="string">
            <text:p>5.5.5.</text:p>
          </table:table-cell>
          <table:table-cell table:style-name="ce33" office:value-type="string">
            <text:p>Ya mencionado en proceso 11</text:p>
          </table:table-cell>
          <table:table-cell table:style-name="ce33"/>
          <table:table-cell table:style-name="ce34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32" office:value-type="string">
            <text:p>* Definir proceso para envio de notificaciones</text:p>
          </table:table-cell>
          <table:table-cell table:style-name="ce32" office:value-type="string">
            <text:p>* Este proceso es independiente del sistema debido a que no debe intervenir persona alguna para realizar notificaciones.</text:p>
          </table:table-cell>
          <table:table-cell table:style-name="ce34" office:value-type="string">
            <text:p>Configuración de periodo de envio de notificaciones</text:p>
            <text:p>Opcion de envio de notificación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32" office:value-type="string">
            <text:p>* Definición de Layout de información en EXCEL</text:p>
          </table:table-cell>
          <table:table-cell table:style-name="ce32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34" office:value-type="string">
            <text:p>Conseguir Layout de PeopleSoft/Enrique</text:p>
            <text:p>Layout de Data Analysis/Ana León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32" office:value-type="string">
            <text:p>* Definición de formulario de Vista/Consulta</text:p>
          </table:table-cell>
          <table:table-cell table:style-name="ce32" office:value-type="string">
            <text:p>* Definición de Estructura Organizacional por Rol de Consulta (5.6.3)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32" office:value-type="string">
            <text:p>* Definición de estructura organizacional disponible en CCMS, alcance y sincronización.</text:p>
          </table:table-cell>
          <table:table-cell table:style-name="ce32" office:value-type="string">
            <text:p>* Falta por definir la forma en que se implementará el nuevo Nivel Cluster</text:p>
          </table:table-cell>
          <table:table-cell table:style-name="ce34" office:value-type="string">
            <text:p>Considerar Nivel Cluster (Checar CCMS)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32" office:value-type="string">
            <text:p>* Definición de Reporte General y filtros</text:p>
          </table:table-cell>
          <table:table-cell table:style-name="ce32" office:value-type="string">
            <text:p>* ¿Los reportes son a nivel Nómina Cerrada?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32" office:value-type="string">
            <text:p>* Definición de Reporte de Auditoría y filtros</text:p>
          </table:table-cell>
          <table:table-cell table:style-name="ce32" office:value-type="string">
            <text:p>* ¿Los reportes son a nivel Nómina Cerrada?</text:p>
          </table:table-cell>
          <table:table-cell table:style-name="ce34" office:value-type="string">
            <text:p>Por Perfil</text:p>
          </table:table-cell>
          <table:table-cell table:style-name="ce34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32" office:value-type="string">
            <text:p>* Definición de proceso de cierre, alcance, responsable…</text:p>
          </table:table-cell>
          <table:table-cell table:style-name="ce32" office:value-type="string">
            <text:p>* Se requiere definir proceso de Cierre de Solicitudes No Autorizadas.</text:p>
          </table:table-cell>
          <table:table-cell table:style-name="ce34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3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2" table:default-cell-style-name="ce21"/>
        <table:table-column table:style-name="co20" table:default-cell-style-name="ce14"/>
        <table:table-column table:style-name="co3" table:number-columns-repeated="1018" table:default-cell-style-name="ce14"/>
        <table:table-row table:style-name="ro4">
          <table:table-cell table:style-name="ce13" office:value-type="string">
            <text:p>Módulo</text:p>
          </table:table-cell>
          <table:table-cell table:style-name="ce13" office:value-type="string">
            <text:p>Proceso</text:p>
          </table:table-cell>
          <table:table-cell table:style-name="ce13" office:value-type="string">
            <text:p>Proceso en Análisis Funcional</text:p>
          </table:table-cell>
          <table:table-cell table:style-name="ce19" office:value-type="string">
            <text:p>Requerimiento de Análisis</text:p>
          </table:table-cell>
          <table:table-cell table:style-name="ce19" office:value-type="string">
            <text:p>Resolución</text:p>
          </table:table-cell>
          <table:table-cell table:style-name="ce13" office:value-type="string">
            <text:p>Involucrados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 de esquema de seguridad en CCMS</text:p>
          </table:table-cell>
          <table:table-cell table:style-name="ce20" office:value-type="string">
            <text:p>* Los esquemas de seguridad involucran Roles, Estructuras Organizacionales, Cadenas de Autorización, Permis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¿Este es un proceso o tambien será una pantalla?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15" office:value-type="string">
            <text:p>5.5.5</text:p>
          </table:table-cell>
          <table:table-cell table:style-name="ce20" office:value-type="string">
            <text:p>Pendiente revisar las definiciones de cierres mensuales y anuale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Se requiere definición de layout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r cuales pantallas se consultarán desde smartphone.</text:p>
            <text:p>Aplicar Bootstrap a estas pantallas.</text:p>
          </table:table-cell>
          <table:table-cell table:style-name="ce20" office:value-type="string">
            <text:p>* Definir solicitud. Incluya seguridad. Pantalla de Autorizadores.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* Definir solicitud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Confirmar si se requiere un formato de configuración o si se realizará una configuración inicial.</text:p>
          </table:table-cell>
          <table:table-cell table:style-name="ce20" office:value-type="string">
            <text:p>* Escenari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Pendiente esquema de seguridad en CCMS/AD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Reporte de Auditoría?</text:p>
          </table:table-cell>
          <table:table-cell table:style-name="ce15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Todas las cargas serán de solicitudes con estatus "En Borrador" 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16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15" office:value-type="string">
            <text:p>5.5.8 y otro</text:p>
          </table:table-cell>
          <table:table-cell table:style-name="ce20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20" office:value-type="string">
            <text:p>Importante definir las interfases con PeopleSoft para la generación de estos archivos.</text:p>
          </table:table-cell>
          <table:table-cell table:style-name="ce15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Percep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Deduc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tipo de percepción/deducción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Pendiente esquema de seguridad en CCM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</text:span><text:span text:style-name="T3">conceptos PS (N -&gt; 1)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Roles de usuario</text:p>
          </table:table-cell>
          <table:table-cell table:style-name="ce20" office:value-type="string">
            <text:p>¿Qué definición de perfil se tiene?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15" office:value-type="string">
            <text:p>5.1, 5.2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15" office:value-type="string">
            <text:p>5.3.4</text:p>
          </table:table-cell>
          <table:table-cell table:style-name="ce20" office:value-type="string">
            <text:p>Se requiere definición. ¿Flujos va a ser por cadena de autorización o por niveles organizacionales?</text:p>
          </table:table-cell>
          <table:table-cell table:style-name="ce20" office:value-type="string">
            <text:p>Revisar escenarios donde la cadena de autorización cambia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aprobaciones automáticas?</text:p>
          </table:table-cell>
          <table:table-cell table:style-name="ce15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15" office:value-type="string">
            <text:p>5.5.3-Visibilidad, Otros</text:p>
          </table:table-cell>
          <table:table-cell table:style-name="ce20" office:value-type="string">
            <text:p>Se requiere definición. Consulta de solicitud (cumple con Visibilidad?)</text:p>
          </table:table-cell>
          <table:table-cell table:style-name="ce20"/>
          <table:table-cell table:style-name="ce15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Definición de momento en que se aprueba automáticamente la solicitud.</text:p>
          </table:table-cell>
          <table:table-cell table:style-name="ce20" office:value-type="string">
            <text:p>Definición de Temporizador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</text:span><text:span text:style-name="T3">concepto / por mapeo de país / site/ ..</text:span></text:p>
          </table:table-cell>
          <table:table-cell table:style-name="ce15" office:value-type="string">
            <text:p>5.8.2</text:p>
          </table:table-cell>
          <table:table-cell table:style-name="ce20" office:value-type="string">
            <text:p>Se requiere definición. ¿Reporte de auditoría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15" office:value-type="string">
            <text:p>5.5.8</text:p>
          </table:table-cell>
          <table:table-cell table:style-name="ce20" office:value-type="string">
            <text:p>Generación de archivos de carga a PeopleSoft. Pendiente revisión de acceso a empleados marcados inactivos en PeopleSoft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2.<text:span text:style-name="T3">Tipo de nómina: Ordinaria, Extemporánea, Especial, Finiquitos Fondo </text:span><text:span text:style-name="T3">de Ahorro, Aguinaldo, etc.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</text:span><text:span text:style-name="T3">que corresponde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ción de Historial de archivos</text:p>
          </table:table-cell>
          <table:table-cell table:style-name="ce20" office:value-type="string">
            <text:p>Log de extracciones de información.</text:p>
          </table:table-cell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office:forms form:automatic-focus="false" form:apply-design-mode="false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9" table:print="false">
        <office:forms form:automatic-focus="false" form:apply-design-mode="false"/>
        <table:table-column table:style-name="co32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5" table:number-columns-repeated="3" table:default-cell-style-name="ce46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3" table:default-cell-style-name="ce46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default-cell-style-name="ce35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default-cell-style-name="ce35"/>
        <table:table-column table:style-name="co45" table:number-columns-repeated="4" table:default-cell-style-name="Excel_20_Built-in_20_Normal"/>
        <table:table-column table:style-name="co45" table:number-columns-repeated="2" table:default-cell-style-name="ce46"/>
        <table:table-column table:style-name="co45" table:number-columns-repeated="5" table:default-cell-style-name="Excel_20_Built-in_20_Normal"/>
        <table:table-column table:style-name="co45" table:number-columns-repeated="2" table:default-cell-style-name="ce46"/>
        <table:table-column table:style-name="co45" table:default-cell-style-name="Excel_20_Built-in_20_Normal"/>
        <table:table-column table:style-name="co46" table:number-columns-repeated="948" table:default-cell-style-name="Excel_20_Built-in_20_Normal"/>
        <table:table-row table:style-name="ro1">
          <table:table-cell table:style-name="ce35" table:number-columns-repeated="5"/>
          <table:table-cell/>
          <table:table-cell table:style-name="ce35" table:number-columns-repeated="46"/>
          <table:table-cell table:number-columns-repeated="3"/>
          <table:table-cell table:style-name="ce35" table:number-columns-repeated="4"/>
          <table:table-cell/>
          <table:table-cell table:style-name="ce35"/>
          <table:table-cell/>
          <table:table-cell table:style-name="ce35" table:number-columns-repeated="11"/>
          <table:table-cell table:number-columns-repeated="2"/>
          <table:table-cell table:style-name="ce35" table:number-columns-repeated="949"/>
        </table:table-row>
        <table:table-row table:style-name="ro1">
          <table:table-cell table:style-name="ce36" office:value-type="string">
            <text:p>Actividades</text:p>
          </table:table-cell>
          <table:table-cell table:style-name="ce36"/>
          <table:table-cell table:style-name="ce37" office:value-type="string" table:number-columns-spanned="28" table:number-rows-spanned="1">
            <text:p>Febrero</text:p>
          </table:table-cell>
          <table:covered-table-cell table:number-columns-repeated="27" table:style-name="ce37"/>
          <table:table-cell table:style-name="ce37" office:value-type="string" table:number-columns-spanned="31" table:number-rows-spanned="1">
            <text:p>Marzo</text:p>
          </table:table-cell>
          <table:covered-table-cell table:number-columns-repeated="30" table:style-name="ce37"/>
          <table:table-cell table:style-name="ce37" office:value-type="string" table:number-columns-spanned="15" table:number-rows-spanned="1">
            <text:p>Abril</text:p>
          </table:table-cell>
          <table:covered-table-cell table:number-columns-repeated="14" table:style-name="ce37"/>
          <table:table-cell table:number-columns-repeated="948"/>
        </table:table-row>
        <table:table-row table:style-name="ro1">
          <table:table-cell table:style-name="ce36"/>
          <table:table-cell table:style-name="ce40" office:value-type="string" table:number-columns-spanned="2" table:number-rows-spanned="1">
            <text:p>Semana 1</text:p>
          </table:table-cell>
          <table:covered-table-cell table:style-name="ce43"/>
          <table:table-cell table:style-name="ce40"/>
          <table:table-cell table:style-name="ce37" table:number-columns-repeated="2"/>
          <table:table-cell table:style-name="ce37" office:value-type="string" table:number-columns-spanned="4" table:number-rows-spanned="1">
            <text:p>Semana 1</text:p>
          </table:table-cell>
          <table:covered-table-cell table:number-columns-repeated="2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2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3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4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5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6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3"/>
          <table:table-cell table:style-name="ce37" office:value-type="string" table:number-columns-spanned="4" table:number-rows-spanned="1">
            <text:p>Semana 7</text:p>
          </table:table-cell>
          <table:covered-table-cell table:number-columns-repeated="2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8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9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2"/>
          <table:table-cell table:style-name="ce37" office:value-type="string" table:number-columns-spanned="5" table:number-rows-spanned="1">
            <text:p>Semana 10</text:p>
          </table:table-cell>
          <table:covered-table-cell table:number-columns-repeated="3" table:style-name="ce47"/>
          <table:covered-table-cell table:style-name="ce49"/>
          <table:table-cell table:style-name="ce37" table:number-columns-repeated="3"/>
          <table:table-cell table:number-columns-repeated="948"/>
        </table:table-row>
        <table:table-row table:style-name="ro1">
          <table:table-cell table:style-name="ce37"/>
          <table:table-cell table:style-name="ce37" office:value-type="float" office:value="31">
            <text:p>31</text:p>
          </table:table-cell>
          <table:table-cell table:style-name="ce37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19">
            <text:p>19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1">
            <text:p>21</text:p>
          </table:table-cell>
          <table:table-cell table:style-name="ce37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7" office:value-type="float" office:value="25">
            <text:p>25</text:p>
          </table:table-cell>
          <table:table-cell table:style-name="ce37" office:value-type="float" office:value="26">
            <text:p>26</text:p>
          </table:table-cell>
          <table:table-cell table:style-name="ce37" office:value-type="float" office:value="27">
            <text:p>27</text:p>
          </table:table-cell>
          <table:table-cell table:style-name="ce37" office:value-type="float" office:value="28">
            <text:p>28</text:p>
          </table:table-cell>
          <table:table-cell table:style-name="ce37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18">
            <text:p>18</text:p>
          </table:table-cell>
          <table:table-cell table:style-name="ce37" office:value-type="float" office:value="19">
            <text:p>19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1">
            <text:p>21</text:p>
          </table:table-cell>
          <table:table-cell table:style-name="ce37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40" office:value-type="float" office:value="25">
            <text:p>25</text:p>
          </table:table-cell>
          <table:table-cell table:style-name="ce37" office:value-type="float" office:value="26">
            <text:p>26</text:p>
          </table:table-cell>
          <table:table-cell table:style-name="ce37" office:value-type="float" office:value="27">
            <text:p>27</text:p>
          </table:table-cell>
          <table:table-cell table:style-name="ce37" office:value-type="float" office:value="28">
            <text:p>28</text:p>
          </table:table-cell>
          <table:table-cell table:style-name="ce37" office:value-type="float" office:value="29">
            <text:p>29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2">
            <text:p>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ce59" table:number-columns-repeated="948"/>
        </table:table-row>
        <table:table-row table:style-name="ro1">
          <table:table-cell table:style-name="ce37"/>
          <table:table-cell table:style-name="ce37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40" office:value-type="string">
            <text:p>M</text:p>
          </table:table-cell>
          <table:table-cell table:style-name="ce40" office:value-type="string">
            <text:p>Mi</text:p>
          </table:table-cell>
          <table:table-cell table:style-name="ce40" office:value-type="string">
            <text:p>J</text:p>
          </table:table-cell>
          <table:table-cell table:style-name="ce37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0" office:value-type="string">
            <text:p>L</text:p>
          </table:table-cell>
          <table:table-cell table:style-name="ce60" office:value-type="string">
            <text:p>M</text:p>
          </table:table-cell>
          <table:table-cell table:style-name="ce60" office:value-type="string">
            <text:p>Mi</text:p>
          </table:table-cell>
          <table:table-cell table:style-name="ce60" office:value-type="string">
            <text:p>J</text:p>
          </table:table-cell>
          <table:table-cell table:style-name="ce59" table:number-columns-repeated="945"/>
        </table:table-row>
        <table:table-row table:style-name="ro1">
          <table:table-cell table:style-name="ce38" office:value-type="string">
            <text:p>1. Aclaracione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2"/>
          <table:table-cell table:style-name="ce48" table:number-columns-repeated="2"/>
          <table:table-cell table:style-name="ce45" table:number-columns-repeated="2"/>
          <table:table-cell table:style-name="ce48"/>
          <table:table-cell table:style-name="ce36" table:number-columns-repeated="2"/>
          <table:table-cell table:style-name="ce41" table:number-columns-repeated="2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2. Diseño de pantalla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/>
          <table:table-cell table:style-name="ce48" table:number-columns-repeated="2"/>
          <table:table-cell table:style-name="ce41" table:number-columns-repeated="2"/>
          <table:table-cell table:style-name="ce45" table:number-columns-repeated="2"/>
          <table:table-cell table:style-name="ce51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3. Diseño de la BD y SPs requerido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3"/>
          <table:table-cell table:style-name="ce48" table:number-columns-repeated="2"/>
          <table:table-cell table:style-name="ce45"/>
          <table:table-cell table:style-name="ce50"/>
          <table:table-cell table:style-name="ce48"/>
          <table:table-cell table:style-name="ce53"/>
          <table:table-cell table:style-name="ce51" table:number-columns-repeated="3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4. Desarrollo de ABC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52"/>
          <table:table-cell table:style-name="ce48" table:number-columns-repeated="4"/>
          <table:table-cell table:style-name="ce55"/>
          <table:table-cell table:style-name="ce45"/>
          <table:table-cell table:style-name="ce48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5. Desarrollo de Proceso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style-name="ce54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8" table:number-columns-repeated="5"/>
          <table:table-cell table:style-name="ce45" table:number-columns-repeated="2"/>
          <table:table-cell table:style-name="ce56" table:number-columns-repeated="5"/>
          <table:table-cell table:style-name="ce45" table:number-columns-repeated="3"/>
          <table:table-cell table:style-name="ce57" table:number-columns-repeated="4"/>
          <table:table-cell table:style-name="ce45" table:number-columns-repeated="2"/>
          <table:table-cell table:style-name="ce58"/>
          <table:table-cell table:style-name="ce56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6. Pruebas 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56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7. Liberación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56"/>
          <table:table-cell table:style-name="ce41" table:number-columns-repeated="4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8. Soporte a garantias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office:value-type="string">
            <text:p>|</text:p>
          </table:table-cell>
          <table:table-cell table:style-name="ce41" table:number-columns-repeated="3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style-name="ce38" office:value-type="string">
            <text:p>9. Documentación y entrega</text:p>
          </table:table-cell>
          <table:table-cell table:style-name="ce41" table:number-columns-repeated="2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 table:number-columns-repeated="5"/>
          <table:table-cell table:style-name="ce45" table:number-columns-repeated="3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36"/>
          <table:table-cell table:style-name="ce41" table:number-columns-repeated="4"/>
          <table:table-cell table:style-name="ce45" table:number-columns-repeated="2"/>
          <table:table-cell table:style-name="ce41" table:number-columns-repeated="5"/>
          <table:table-cell table:style-name="ce45" table:number-columns-repeated="2"/>
          <table:table-cell table:style-name="ce41"/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Semana en curso</text:p>
          </table:table-cell>
          <table:table-cell table:style-name="ce42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" table:style-name="ta10" table:print="false">
        <office:forms form:automatic-focus="false" form:apply-design-mode="false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46" table:number-columns-repeated="1021" table:default-cell-style-name="Excel_20_Built-in_20_Normal"/>
        <table:table-row table:style-name="ro1">
          <table:table-cell table:style-name="ce61" office:value-type="string">
            <text:p>Semana <text:s/></text:p>
          </table:table-cell>
          <table:table-cell table:style-name="ce61"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ce22" office:value-type="string">
            <text:p>Semana 6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Default" table:number-columns-repeated="1021"/>
        </table:table-row>
        <table:table-row table:style-name="ro1">
          <table:table-cell table:style-name="ce22"/>
          <table:table-cell table:style-name="ce64" office:value-type="string">
            <text:p>Conclusión de Catálogos de Captura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ce64" office:value-type="string">
            <text:p>Pantallas de Procesos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Default"/>
          <table:table-cell table:style-name="ce22"/>
          <table:table-cell table:style-name="Default" table:number-columns-repeated="1021"/>
        </table:table-row>
        <table:table-row table:style-name="ro6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7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64" office:value-type="string">
            <text:p>Pantallas de Procesos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8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9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3" office:value-type="string">
            <text:p>Semana 10</text:p>
          </table:table-cell>
          <table:table-cell table:style-name="ce63" office:value-type="string">
            <text:p>Actividades</text:p>
          </table:table-cell>
          <table:table-cell table:style-name="ce63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ABC</text:p>
          </table:table-cell>
          <table:table-cell table:style-name="ce22"/>
          <table:table-cell table:style-name="Default"/>
          <table:table-cell table:style-name="ce22"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style-name="Default"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ceso</text:p>
          </table:table-cell>
          <table:table-cell table:number-columns-repeated="102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8" table:print="false">
        <table:table-column table:style-name="co2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20/03/2019</text:date>, <text:time>09:32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3-20T09:32:33.39</dc:date>
    <dc:creator>Jesús De los Santos Rodríguez</dc:creator>
    <meta:editing-duration>PT1H40M52S</meta:editing-duration>
    <meta:editing-cycles>6</meta:editing-cycles>
    <meta:document-statistic meta:table-count="8" meta:cell-count="863" meta:object-count="0"/>
  </office:meta>
</office:document-meta>
</file>